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cm" svg:height="0.962cm" svg:x="10cm" svg:y="7.394cm">
          <draw:text-box>
            <text:p>bbb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cm" svg:height="0.962cm" svg:x="10cm" svg:y="7.394cm">
          <draw:text-box>
            <text:p>Bbb bbb bbb bbb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cm" svg:height="0.962cm" svg:x="10cm" svg:y="7.394cm">
          <draw:text-box>
            <text:p>bbb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cm" svg:height="0.962cm" svg:x="10cm" svg:y="7.394cm">
          <draw:text-box>
            <text:p>bbb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cm" svg:height="0.962cm" svg:x="10cm" svg:y="7.394cm">
          <draw:text-box>
            <text:p>bbb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až Vajngerl</meta:initial-creator>
    <meta:creation-date>2020-08-23T13:36:57.059065549</meta:creation-date>
    <dc:date>2020-08-23T13:39:44.333708104</dc:date>
    <meta:editing-duration>PT1M13S</meta:editing-duration>
    <meta:editing-cycles>2</meta:editing-cycles>
    <meta:generator>LibreOffice/6.4.5.2$Linux_X86_64 LibreOffice_project/40$Build-2</meta:generator>
    <meta:document-statistic meta:object-count="36"/>
  </office:meta>
</office:document-meta>
</file>